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877" officeooo:paragraph-rsid="000f9877"/>
    </style:style>
    <style:style style:name="P2" style:family="paragraph" style:parent-style-name="Standard">
      <style:text-properties officeooo:rsid="00115da2" officeooo:paragraph-rsid="00115da2"/>
    </style:style>
    <style:style style:name="P3" style:family="paragraph" style:parent-style-name="Standard">
      <style:text-properties officeooo:rsid="00117b07" officeooo:paragraph-rsid="00117b07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9877" officeooo:paragraph-rsid="000f9877" style:font-weight-asian="bold" style:font-weight-complex="bold"/>
    </style:style>
    <style:style style:name="P5" style:family="paragraph" style:parent-style-name="Standard">
      <style:text-properties officeooo:rsid="0013354d" officeooo:paragraph-rsid="0013354d"/>
    </style:style>
    <style:style style:name="P6" style:family="paragraph" style:parent-style-name="Standard">
      <style:text-properties officeooo:rsid="000f9877" officeooo:paragraph-rsid="0013354d"/>
    </style:style>
    <style:style style:name="P7" style:family="paragraph" style:parent-style-name="Standard">
      <style:text-properties officeooo:rsid="000f9877" officeooo:paragraph-rsid="00145b9b"/>
    </style:style>
    <style:style style:name="P8" style:family="paragraph" style:parent-style-name="Standard">
      <style:text-properties officeooo:rsid="000f9877" officeooo:paragraph-rsid="0014e1ae"/>
    </style:style>
    <style:style style:name="P9" style:family="paragraph" style:parent-style-name="Standard">
      <style:text-properties officeooo:rsid="000f9877" officeooo:paragraph-rsid="000f9877"/>
    </style:style>
    <style:style style:name="P10" style:family="paragraph" style:parent-style-name="Standard">
      <style:text-properties officeooo:rsid="000f9877" officeooo:paragraph-rsid="001567e2"/>
    </style:style>
    <style:style style:name="P11" style:family="paragraph" style:parent-style-name="Standard">
      <style:text-properties officeooo:rsid="001567e2" officeooo:paragraph-rsid="001567e2"/>
    </style:style>
    <style:style style:name="P12" style:family="paragraph" style:parent-style-name="Standard">
      <style:text-properties officeooo:rsid="00117b07" officeooo:paragraph-rsid="001567e2"/>
    </style:style>
    <style:style style:name="T1" style:family="text">
      <style:text-properties officeooo:rsid="00117b07"/>
    </style:style>
    <style:style style:name="T2" style:family="text">
      <style:text-properties fo:color="#009900" officeooo:rsid="00118a3b"/>
    </style:style>
    <style:style style:name="T3" style:family="text">
      <style:text-properties fo:color="#009900" officeooo:rsid="00117b07"/>
    </style:style>
    <style:style style:name="T4" style:family="text">
      <style:text-properties fo:color="#009900" officeooo:rsid="0013021d"/>
    </style:style>
    <style:style style:name="T5" style:family="text">
      <style:text-properties fo:color="#009900" officeooo:rsid="0014e1ae"/>
    </style:style>
    <style:style style:name="T6" style:family="text">
      <style:text-properties officeooo:rsid="0013354d"/>
    </style:style>
    <style:style style:name="T7" style:family="text">
      <style:text-properties officeooo:rsid="00145b9b"/>
    </style:style>
    <style:style style:name="T8" style:family="text">
      <style:text-properties officeooo:rsid="0014e1ae"/>
    </style:style>
    <style:style style:name="T9" style:family="text">
      <style:text-properties officeooo:rsid="001567e2"/>
    </style:style>
    <style:style style:name="T10" style:family="text">
      <style:text-properties fo:color="#00cc00"/>
    </style:style>
    <style:style style:name="T11" style:family="text">
      <style:text-properties fo:color="#00cc00" officeooo:rsid="00145b9b"/>
    </style:style>
    <style:style style:name="T12" style:family="text">
      <style:text-properties style:use-window-font-color="true" officeooo:rsid="00117b07"/>
    </style:style>
    <style:style style:name="T13" style:family="text">
      <style:text-properties style:use-window-font-color="true" officeooo:rsid="00118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Questions that I need to clarify (when supervisor is back from sick leave):</text:p>
      <text:p text:style-name="P6">What values do we compare?</text:p>
      <text:p text:style-name="P1">Do we run the new image through the windows programs and compare with the original data set?</text:p>
      <text:p text:style-name="P1"><text:tab/>If so, what do we compare (what is the method of comparison, is it an average etc?)</text:p>
      <text:p text:style-name="P2">In the tps files, what do the values represent, as the x&amp;y pixel descriptions have d<text:span text:style-name="T6">i</text:span>screpancies when viewed in paint?</text:p>
      <text:p text:style-name="P1"/>
      <text:p text:style-name="P1"/>
      <text:p text:style-name="P1">Goal:</text:p>
      <text:p text:style-name="P1">Create database where you can compare new specimen to existing dataset, and obtain probability of a specimen to existing species.</text:p>
      <text:p text:style-name="P1"/>
      <text:p text:style-name="P4">Milestones</text:p>
      <text:p text:style-name="P7">1) <text:span text:style-name="T3">2016092</text:span><text:span text:style-name="T5">7</text:span><text:tab/>- convert tps file to csv: <text:span text:style-name="T3">(20%)</text:span></text:p>
      <text:p text:style-name="P8"><text:span text:style-name="T3"><text:s text:c="5"/>20160922 <text:tab/></text:span>- <text:span text:style-name="T7">create 3 to 5 tests (end line in tps with final in array, first line and middle line) </text:span><text:span text:style-name="T3">(5%) </text:span></text:p>
      <text:p text:style-name="P10">2) <text:span text:style-name="T3">20160929 <text:tab/></text:span><text:span text:style-name="T12">-</text:span><text:span text:style-name="T3"> </text:span><text:span text:style-name="T9">Make a script that will read and process the csv file</text:span><text:span text:style-name="T3"> (condit. on return of super) </text:span><text:span text:style-name="T4">(25%)</text:span></text:p>
      <text:p text:style-name="P3">3) <text:span text:style-name="T2">20161006 <text:tab/></text:span><text:span text:style-name="T13">-</text:span><text:span text:style-name="T2"> </text:span>Establish variables that can be used for comparison of new specimen with database<text:span text:style-name="T2"> </text:span><text:span text:style-name="T4">(25%)</text:span></text:p>
      <text:p text:style-name="P12">4) <text:span text:style-name="T2">20161013 </text:span><text:span text:style-name="T13"><text:tab/>- </text:span>Visual representation of the comparison<text:span text:style-name="T2"> </text:span><text:span text:style-name="T4">(25%)</text:span></text:p>
      <text:p text:style-name="P1"/>
      <text:p text:style-name="P1"/>
      <text:p text:style-name="P11">Final report due <text:span text:style-name="T2">20161027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2:26:35.944584727</meta:creation-date>
    <dc:date>2016-09-20T17:02:18.976407694</dc:date>
    <meta:editing-duration>PT7H35M1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74" meta:character-count="981" meta:non-whitespace-character-count="810"/>
  </office:meta>
</office:document-meta>
</file>